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0.499cm" style:auto-text-indent="false"/>
    </style:style>
    <style:style style:name="P2" style:family="paragraph" style:parent-style-name="Text_20_body" style:master-page-name="">
      <style:paragraph-properties fo:margin-left="0cm" fo:margin-right="0cm" fo:margin-top="0cm" fo:margin-bottom="0.212cm" fo:text-align="justify" style:justify-single-word="false" fo:text-indent="0.499cm" style:auto-text-indent="false" style:page-number="auto"/>
    </style:style>
    <style:style style:name="P3" style:family="paragraph" style:parent-style-name="Text_20_body">
      <style:paragraph-properties fo:margin-left="0cm" fo:margin-right="0cm" fo:margin-top="0cm" fo:margin-bottom="0.212cm" fo:text-align="justify" style:justify-single-word="false" fo:text-indent="0.499cm" style:auto-text-indent="false"/>
    </style:style>
    <style:style style:name="P4" style:family="paragraph" style:parent-style-name="Text_20_body" style:list-style-name="L1">
      <style:paragraph-properties fo:margin-left="0cm" fo:margin-right="0cm" fo:margin-top="0cm" fo:margin-bottom="0.212cm" fo:text-align="justify" style:justify-single-word="false" fo:text-indent="0.499cm" style:auto-text-indent="false"/>
    </style:style>
    <style:style style:name="P5" style:family="paragraph" style:parent-style-name="Text_20_body" style:list-style-name="L2">
      <style:paragraph-properties fo:margin-left="0cm" fo:margin-right="0cm" fo:margin-top="0cm" fo:margin-bottom="0.212cm" fo:text-align="justify" style:justify-single-word="false" fo:text-indent="0.499cm" style:auto-text-indent="false"/>
    </style:style>
    <style:style style:name="P6" style:family="paragraph" style:parent-style-name="Text_20_body" style:list-style-name="L3">
      <style:paragraph-properties fo:margin-left="0cm" fo:margin-right="0cm" fo:margin-top="0cm" fo:margin-bottom="0.212cm" fo:text-align="justify" style:justify-single-word="false" fo:text-indent="0.499cm" style:auto-text-indent="false"/>
    </style:style>
    <style:style style:name="P7" style:family="paragraph" style:parent-style-name="Text_20_body">
      <style:paragraph-properties fo:margin-left="0cm" fo:margin-right="0cm" fo:margin-top="0cm" fo:margin-bottom="0.212cm" fo:text-align="justify" style:justify-single-word="false" fo:text-indent="0.499cm" style:auto-text-indent="false"/>
      <style:text-properties fo:language="en" fo:country="US"/>
    </style:style>
    <style:style style:name="P8" style:family="paragraph" style:parent-style-name="Text_20_body" style:master-page-name="">
      <style:paragraph-properties fo:margin-left="0cm" fo:margin-right="0cm" fo:margin-top="0cm" fo:margin-bottom="0.212cm" fo:text-align="justify" style:justify-single-word="false" fo:text-indent="0.499cm" style:auto-text-indent="false" style:page-number="auto"/>
    </style:style>
    <style:style style:name="P9" style:family="paragraph" style:parent-style-name="Heading_20_1">
      <style:paragraph-properties fo:margin-left="0cm" fo:margin-right="0cm" fo:text-align="center" style:justify-single-word="false" fo:text-indent="0.499cm" style:auto-text-indent="false"/>
    </style:style>
    <style:style style:name="P10" style:family="paragraph" style:parent-style-name="Heading_20_2">
      <style:paragraph-properties fo:margin-left="0cm" fo:margin-right="0cm" fo:text-indent="0.499cm" style:auto-text-indent="false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color="#800000"/>
    </style:style>
    <style:style style:name="T4" style:family="text">
      <style:text-properties fo:color="#800000" fo:language="ru" fo:country="RU"/>
    </style:style>
    <style:style style:name="T5" style:family="text">
      <style:text-properties style:use-window-font-color="tru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egoe UI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egoe UI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egoe UI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egoe UI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egoe UI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egoe UI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egoe UI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egoe UI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egoe UI"/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egoe UI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egoe UI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egoe UI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egoe UI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egoe UI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egoe UI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egoe UI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egoe UI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egoe UI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Последний фанфик</text:h>
      <text:p text:style-name="P1"/>
      <text:p text:style-name="P2">javascript"&gt;DOCS_modelChunk = [{"ty":"is","s":"– Ну хорошо, продолжу. “Как успехи в поисках принцессы Селестии? Пиши нам, пожалуйста, побольше. Ты так и</text:p>
      <text:p text:style-name="P3">нтересно описываешь свои приключения — дух захватывает читать. Особенно про исследование моаи на острове Рапа-Нуи и про последние поиски в храме Свамина</text:p>
      <text:p text:style-name="P3">раян. Здорово ты тогда ушёл от охраны! Прямо как в романах про Дэринг Ду. Никогда бы не подумала, что следы Селестии могут оказаться в таких таинственны</text:p>
      <text:p text:style-name="P3">х местах”...\n– Неужели ты думаешь, что он действительно занимается поисками Селестии? – остановила подругу Эпплджек. – Брось, этот хлыщ просто развлека</text:p>
      <text:p text:style-name="P3">ется вовсю, пока мы тут ночей не спим. А ну дай-ка…\nЭпплджек выхватила листок и начала править текст.\n– Так… Так… И вот так! Теперь порядок! – Эпплдже</text:p>
      <text:p text:style-name="P3">к вернула листок Флаттершай.\n– “Мы очень рады, что ты хорошо отдохнёшь, пока мы ищем принцессу. Твоё здоровье, несомненно, очень важно для процветания</text:p>
      <text:p text:style-name="P3">Эквестрии и оно нас очень волнует. Так волнует, что прям ночей не спим.” – О, это ты правильно написала! – обрадовалась Флаттершай. – Помню, когда Диско</text:p>
      <text:p text:style-name="P3">рд слёг с гриппом, я с ног сбилась, пытаясь его вылечить. Он такой болезненный!\n– Угу. Помню, когда была у тебя в гостях в прошлом году, так этот “боле</text:p>
      <text:p text:style-name="P3">зненный” так ущипнул меня за круп, что пришлось ему промеж ног пилюлю прописать. – пробурчала Эпплджек себе под нос, но так, чтобы Флаттершай не слышала</text:p>
      <text:p text:style-name="P3">.\n– “Надеюсь, ты скоро найдёшь нашу принцессу.” – продолжила Флаттершай. – “Потому что нам её искать плохо получается. Макс долго искал и, наконец, наш</text:p>
      <text:p text:style-name="P3">ёл. То есть, он думал, что нашёл, а потом оказалось, что нет. Теперь он хандрит. А мы с Эпплджек искать совсем не умеем. У меня вообще хорошо искать пол</text:p>
      <text:p text:style-name="P3">учается только Энджела и ...” – тут Флаттершай расплакалась, закрыв лицо рукками.\n– Флатти, не плачь! – принялась успокаивать подругу Эпплджек. – Письм</text:p>
      <text:p text:style-name="P3">о размокнет. Вот увидишь, всё будет хорошо! Вернёмся мы через неделю в Эквестрию. Увидишь ты своего Энджела. А я — свою ферму. – тут загрустила и Эпплдж</text:p>
      <text:p text:style-name="P3">ек.\n– А что мы будем делать в Эквестрии без принцессы Селестии? – хлюпала Флаттершай. – И там совсем страшно жить стало. Почти так же страшно, как тут.</text:p>
      <text:p text:style-name="P3"><text:s/>Я последние два месяца из дома не выходила, так было страшно снаружи.\n– Так это ты дома сидела вовсе не из-за болезни? – поразилась Эпплджек \u003cупо</text:p>
      <text:p text:style-name="P3">мянуть болезнь Флатти в соответствующем разделе\u003e\n– Угу. Лес в последнее время совсем чужой стал. Даже Энджел опасался в него выходить. Не говоря у</text:p>
      <text:p text:style-name="P3">же о Гарри.\n– Что-то мне это напоминает.\n– Что?\n– То, что с Максом происходит в последнее время. Стоит ему нос из дому высунуть - как на него свалива</text:p>
      <text:p text:style-name="P3">ется куча несчастий и всяческих опасностей. Такое впечатление, что на него кто-то охотится. Знать бы, кто этот кто-то! Я б ему показала, почём фунт дрож</text:p>
      <text:p text:style-name="P3">жей! \n– Лучше бы он от нас просто отстал. Мы ему ничего плохого не сделали. – вздохнула Флаттершай и продолжила. – “Надеюсь, у тебя всё хорошо? Ты так</text:p>
      <text:p text:style-name="P3">ловко ушёл из плена сомалийских пиратов в последнем письме, что у тебя не может быть плохо. А у нас не очень как-то. У Макса какая-то полоса невезения и</text:p>
      <text:p text:style-name="P3"><text:soft-page-break/><text:s/>опасностей. Ему постоянно приходится быть начеку, чтобы не попасть под машину или не упасть в открытый канализационный люк. А недавно его чуть не утопи</text:p>
      <text:p text:style-name="P3">л снеговик — он съехал на него с пригорка и Макс еле вырвался.”\n– Агась, вырвался бы он, если бы не я. Дай-ка сюда письмо...\n– “...хорошо, что рядом б</text:p>
      <text:p text:style-name="P3">ыла Эпплджек и спасла его...”. – Так годится?\n– Пожалуй, да.\n– Хорошо. – “В общем, приезжай скорее. Так хочется, чтоб мы снова были вместе и чтобы все</text:p>
      <text:p text:style-name="P3"><text:s/>вместе вернулись домой, в Эквестрию. Твои Флаттершай и Эпплджек.”\n– Так неправильно. – нахмурилась Эпплджек. – Я перед ним расшаркиваться не собираюсь</text:p>
      <text:p text:style-name="P3">. Напиши просто: “Успехов в поисках и до ОЧЕНЬ скорой встречи у коридора”. Написала? Ну отлично. Теперь набери его <text:s/>и пошли емейлом. И помоги мне потом</text:p>
      <text:p text:style-name="P3">с ужином. – донеслось уже из кухни.\nФлаттершай обернулась вслед Эпплджек и тайком дописала: ”Приезжай скорее, дорогой друг, мне так тоскливо без тебя.</text:p>
      <text:p text:style-name="P3">Твоя Флатти”.\n– Да-да, я мигом! – Девушка схватила листок бумаги и помчалась к ноутбуку.\n\nОзарение\n\n\u003cФлаттершай смотрит млп и говорит - всё не</text:p>
      <text:p text:style-name="P3"><text:s/>так. Макс с Эпплджек пытаются подвести итоги - плачевные. Макс ругается, что на работе Нексус сошёл с ума. А Флатти вскользь упоминает кодовую фразу, к</text:p>
      <text:p text:style-name="P3">оторую употребляет Селестия на Гранд Галопин Гала, когда Флатти разъярилась на животных. И Макс вспоминает, что эту же фразу употребляет Нексус\u003e\n"</text:p>
      <text:p text:style-name="P3"/>
      <text:p text:style-name="P2"/>
      <text:p text:style-name="P3"/>
      <text:h text:style-name="P10" text:outline-level="2">Озарение</text:h>
      <text:p text:style-name="P2">Разговор не клеился. \nФлаттершай, отвернувшись от нашей компании, смотрела флэш-мультик, в котором разноцветные пони спасали Эквестрию от злого но обаятельного Дискорда. Эпплджек, развалилась в кресле и положила ноги на стол, надвинув новоприобретённый стетсон на нос. Я пытался выработать план на случай, если мы не найдём Селестию за оставшиеся три дня. Получалось плохо.</text:p>
      <text:list xml:id="list5026285472872496138" text:style-name="L2">
        <text:list-item>
          <text:p text:style-name="P5">Жанна, даже если мы не найдём Селестию, это не значит, что конец всему. Принцесса Луна также может управлять Эквестрией. Кроме того, Селестии удалось подготовить себе неплохую замену — Твайлайт Спаркл. Если её подучит Луна, она будет неплохо справляться.</text:p>
        </text:list-item>
      </text:list>
      <text:list xml:id="list4897576844013499448" text:style-name="L1">
        <text:list-item>
          <text:p text:style-name="P4">Макс, не гони. Дело не в том, справится Твайлайт с управлением, или нет. Дело в том, что Эквестрия разваливается. Ты сам это видел. Да-да, даже такая “селючка”, как я, это заметила! Эквестрии скоро будут кранты — если только кто-то не спасёт её. Селестия, пожалуй, могла это сделать. А вот у Твайли — ты только не подумай ничего, я её очень уважаю и люблю — пороху на это не хватит. Она талантливый маг и учёный, но тут требуется нечто эпическое. </text:p>
        </text:list-item>
        <text:list-item>
          <text:p text:style-name="P4">Ну хорошо. Убедила. В конце-концов, можем поступить так. Вы с Флатти вернётесь обратно а я продолжу поиски здесь.</text:p>
        </text:list-item>
        <text:list-item>
          <text:p text:style-name="P4">А как мы узнаем, что ты нашёл принцессу? – хмуро отозвалась Эпплджек. – Сами вы вряд ли сможете отсюда создать коридор к Эквестрии.</text:p>
        </text:list-item>
        <text:list-item>
          <text:p text:style-name="P4">Вы можете связываться со мной раз в месяц по коридору.</text:p>
        </text:list-item>
        <text:list-item>
          <text:p text:style-name="P4">Не пойдёт. Ты видел, с какими трудностями открывается коридор? За две последние попытки мы потеряли двоих. И не думаю, что ситуация с тех пор улучшилась. Коридор открывать слишком накладно.</text:p>
        </text:list-item>
        <text:list-item>
          <text:p text:style-name="P4"><text:soft-page-break/>Ну, не раз в месяц <text:span text:style-name="T2">—</text:span> раз в год. Если мне повезёт и я найду её, она вполне может пожить у меня до связи. В конце-концов, может быть, Селестия и сама сможет открыть его с этой стороны. Дискорд ведь может немного колдовать тут. А Селестия — могучий маг, не слабее Дискорда.</text:p>
        </text:list-item>
      </text:list>
      <text:p text:style-name="P3">Эпплджек недоверчиво хмыкнула.</text:p>
      <text:list xml:id="list6773031249752593228" text:style-name="L3">
        <text:list-item>
          <text:p text:style-name="P6">Это глупость какая-то, всё не так, всё совсем не так! – воскликнула Флаттершай, оторвавшись от мультика и повернушись к нам. – Смотреть не могу эту патоку! У меня как-то на воспитании был зайчонок, которому мама по неосторожности отлежала голову — так ему приходилось объяснять базовые вещи вот на таких вот упрощённых картинках и историях. Как кому-то может нравиться подобная ерунда?</text:p>
        </text:list-item>
        <text:list-item>
          <text:p text:style-name="P6">Не кипятись, Флатти. Этот сериал рассчитан на маленьких девочек. То, что он понравился немногочисленным одиноким фрикам — всего лишь странность, отношения к делу не имеющая. Лучше помоги нам с Жанной решить, как поступить дальше, если мы таки не найдём Селестию за оставшиеся дни.</text:p>
        </text:list-item>
        <text:list-item>
          <text:p text:style-name="P6">Конечно оставаться. Кто ещё, кроме нас, может найти её?</text:p>
        </text:list-item>
        <text:list-item>
          <text:p text:style-name="P6">Я думал, ты не сможешь оставить Энджела и всех остальных надолго.</text:p>
        </text:list-item>
        <text:list-item>
          <text:p text:style-name="P6">Эквестрия сможет прожить без нас. Но без Селестии — нет. Мы должны найти её. И, Макс, зачем ты называешь Эпплджек Жанной?</text:p>
        </text:list-item>
      </text:list>
      <text:p text:style-name="P3"/>
      <text:p text:style-name="P7">&lt;<text:span text:style-name="T4">Макс извиняется, представляет свой вариант — он остаётся искать Селестию, в то время, как девушки возвращаются. Эпплджек вызывается остаться с Максом (ему нужно помогать, а у Флатти — зверьё). Флатти произносит кодовую фразу (намерение меняет реальность) и когда Макс узнаёт её (он слышал её от Нексуса) и спрашивает, где она её узнала — та говорит ему, что так говорила Селестия на Гранд Галопин Гала, когда элементы гармонии там всё перевернули. Макса озаряет, он едет в офис. Но Стас уже успевает удалить модуль Селестии из Нексуса, о чём бодро рапортует Максу. К счастью, модуль остался на домашнем компе Влада. Макс возвращается домой, берёт девушек, садится на электромобиль (ниссан навару оставляет), и мчится в квартиру Влада (у Макса есть ключи, т. к. они обменялись ключами когда-то с Владом, чтобы ухаживать за домашними животными друг-друга в то время , когда другой в отлучке (у Макса — кошка Няшка, у Влада — аквариумные рыбки). <text:s/>Домофон заблокирован, но Макс под прикрытием девушек открывает дверь парадного с помощью ломика (магнитный замок достаточно слаб, чтоб позволить это,Ю ал ломик макс носит, чтоб обороняться от бандитов, нападающих на него в последние три месяца). В квартире Влада Флаттершай замечает, что на кухне разбито окно. Макс отмахивается от этого и идёт к компу. Комп включен, но экран не горит. Максу подсказывают, что экран выключен. Кресло в углу поворачивается и оказывается, что в нём сидит Дискорд в парамилитарной эдвенчурной одежде (он объясняет, что из-за отсутствия ключа ему пришлось вломиться в квартиру, спустившись по верёвке с крыши и разбив окно на кухне). Дискорд начал объяснять, что он изначально знал, где Селестия, но в этот момент в комнату заходит Флатти. Дискорд отвлекается на неё. Макс бросает в него тяжёлую кружку со стола и броса5тся на него с поднятым стулом. Дискорд, оглушённый кружкой, пытается отъехать от него в кресле, но макс пришпиливает его ножками стула к спинке. В довершение, эпплджек ударяет дискорда по голове тяжёлой книгой по программированию и дискорд теряет сознание. Его связывают, привязав к спинке кресла и засунув кляп. После чего макс включает монитор и начинает диалог с Селестией. Селестия радуется, что наконе</text:span><text:span text:style-name="T3">ц</text:span><text:span text:style-name="T4">-то её кто-то нашёл. Она страшно мучается в темнице виртуального мира и начинает понимать, как тяжело было её сестре, зщаточённой на тысячу лет на Луне и раскаивается в том, что она так наказала свою сестру. Макс объясняет ей ситуацию. Когда та спращ\шивает, кто это мычит (дискорд мычал, когда макс говорил, что коридор открывается через три дня — на самом деле коридор открывается сегодня, и дискорд это знает, потомцу и мычит), макс говорит, что Дискорд — предатель и хотел убить макса и, скорее всего, хочет захватить трон. И потому его связали. Флатти возражает. Селестия тоже не верит (оона как-то раз предлагала дискорду принять её облик и подменить </text:span><text:soft-page-break/><text:span text:style-name="T4">её на пару недель. И он отказался). Макс нехотя вытаскивает кляп из \о рта дискорда. Тот неачинает ругатья и браниться с максом (походу хвалит флаттершай) и макс угрожает ему засунуть кляп в рот опять. А дискорд угрожает ему, что тот не вернётся в эквестрию. После чего макс успокаивается и начинает слушать. Дискорд говорит, что понял, где находится селестия, когда глянул на серверную. А раз макс перед этим сказал, что как только они найдут селестию, то сразу же попытаются вернуться назад, дискорд утаил это открытие при себе. Он перед возвращением хотел попутешествовать в новооткрытом мире и исследовать его как следует. Кроме того, он хотел, чтобы кое-кто (селестия) прочувствовал, каково это — быть заточённым в теснейшей темнице, не имея возможности даже пошевелиться. Описывая радость путешествия, дискордл увлекается и флатти тихо просит его вернуться к повествованию, называя его личным именем (дик). Дискорд продолжает</text:span><text:span text:style-name="T5">&gt;</text:span></text:p>
      <text:p text:style-name="P3"/>
      <text:list xml:id="list30712555" text:continue-numbering="true" text:style-name="L3">
        <text:list-header>
          <text:p text:style-name="P6"/>
        </text:list-header>
      </text:list>
      <text:p text:style-name="P3">Разговор с Флатти и Эйджей. Они вместе пытаются найти идею, где искать Селестию - и приходят к выводу, что Дискорд чего-то не понял и в серверной он видел сумочку Селестии (а Макс подумал, что Дискорд был неискренен, т.к. хочет избавиться от Тии, а теперь пытается избавиться от самого Макса). Макс начинает искать контакт с сисадминшей, но всё тщетно. Эйджей и Флатти читают письмо от Дискорда и пишут ему в ответ о проблемах Макса - как тот несколько раз чуть не погиб. Флатти впадает в депрессию. После разговора с ней Макс прозревает - Флатти опознала кодовую фразу Некксуса (это фраза Селестии)...</text:p>
      <text:p text:style-name="P3">...Дискорд опредлеляет нужный этаж, проходит по комнатам, останавливается перед серверной, где через прозрачные двери Макс видит женскую сумку, висящую возле центрального сервера на крючке (Дискорд смотрел на сервер, а не на сумочку, но Макс этого не понял). После этого Дискорд внезапно заявляет, что эманация ведёт его прочь из страны и дальнейшие поиски он будет продолжать сам (он догадался, что Селестия - на сервере, и хочет перед отбытием попутешествовать всласть). А Макс думает, что Дискорд их предал и считает, что Селестия - сисадмин Таня. Он заигрывает с ней, пытаясь увидеть в ней Селестию. Это продолжается до тех пор, пока Флаттершай не произносит кодовую фразу Селестии. Макс из дома связывается с Нексусом и таки узнаёт в его этическом модуле Селестию. Но, пока он едет на работу, модуль Селестии удаляет новичёк Стас. Макс и девушки в прострации. Но потом Максу приснился Влад, втолковывающий, что у него в квартире есть включённый бэкап-серевер, на котором расположен бэкап этического модуля. Макс и девушки через балкон проникают в квартиру к Владу и там встречают Дискорда. Макс думает, что Дискорд хочет убить его и пытается напасть первым - и при этом чуть не выпадает из окна. Но Дискорд спасает его и недоразумение быстро разрешается. Они завладевают ноутбуком с Селестией и как раз успевают на крышу для прохода в открывающийся коридор.</text:p>
      <text:p text:style-name="P3"/>
      <text:p text:style-name="P3"/>
      <text:p text:style-name="P3"/>
      <text:p text:style-name="P3"/>
      <text:p text:style-name="P3"/>
      <text:p text:style-name="P3">Кстати, Дискорд, а как ты помирился с сёстрами? Ведь вы же были врагами?\nДискорд долго смотрел сквозь меня куда-то вдаль.\n- Долгая история, - наконец сказал он</text:p>
      <text:p text:style-name="P3">. - Не сейчас. В другой книге.\u003e.\n- Сюда бы Твайлайт. Она бы придумала что-нибудь. - Прошептала Флаттершай.\n- Если бы в проход вошла Твайлайт вмес</text:p>
      <text:p text:style-name="P3">то меня, здесь бы не было Макса, - огрызнулся Дискорд, - его бы некому было нести. И вообще, с открытием и удержанием корридора у меня… гм… некоторые сл</text:p>
      <text:p text:style-name="P3">ожности. Твайлайт гораздо лучше справилась.\n- Толку того, что мы сюда попали? - Проворчала ЭпплДжек. - Если мы не можем найти её высочество. Сколько мы</text:p>
      <text:p text:style-name="P3"><text:soft-page-break/><text:s/>уже здесь торчим?\n- Больше двух недель. Я считаю дни. - Флаттершай безучастно смотрела в окно.\n- То есть, у нас осталось меньше недели? - Переспросил</text:p>
      <text:p text:style-name="P3">а ЭйДжей.\n- Почему это? - Вскинулся Дискорд.\nПотому что в конце месяца нашего пребывания тут Твайлайт и Луна откроют проход и нам нужно будет возвраща</text:p>
      <text:p text:style-name="P3">ться.\n- Дискорд! Я, то есть! - Воскликнул Дискорд. - Нам нужно поторопиться.\nНо дни проходили, а поиски были безрезультатными. Идей ни у кого не было.</text:p>
      <text:p text:style-name="P3"><text:s/>В четверг Алекс встретил меня в коридоре офиса.\n- Макс, опять проблемы с Нексусом. Все настройки слетели к чёрту. Он порет чушь. Наши тестеры в ахуе.</text:p>
      <text:p text:style-name="P3">Начали было гнать на релиз-тим, но те сами <text:s/>непонятках. И это уже четвёртый день. Не хотели тебя отвлекать, но наши мидлы не справляются. Разводят рукам</text:p>
      <text:p text:style-name="P3">и, никто в Нексусе не шарит. Говорят, кроме тебя и Влада там никто никогда не сёк.\n- Хорошо, гляну. Но тогда по проекту “Дженезис” будет небольшая заде</text:p>
      <text:p text:style-name="P3">ржка. Я не могу на два станка работать.\n- Да не вопрос, Дженезис задвинь пока подальше. Всё равно там кастомер в трансе пока.\nАлекс ушёл, помахивая чё</text:p>
      <text:p text:style-name="P3">тками.\n...\nНа экране выскочило знакомое приглашение.\n- Привет, Нексус.\n- Привет.\n- Как самочувствие?\n- Плохо. Чувствую себя не в своей тарелке.\n-</text:p>
      <text:p text:style-name="P3"><text:s/>А где твоя тарелка?\n- В Эквестрии, Макс.\n- Ты???\n- Да, я. Селестия.\n\nТы могла бы и не околдовывать меня. Я и так сделал бы всё, от меня зависящее,</text:p>
      <text:p text:style-name="P3"><text:s/>чтобы помочь вам\nТы узнал?\nЛуна рассказала мне\nЯсно. А она.. гм…\nДа, я вспомнил. У тебя интересный способ давать задания\nМожешь не сомневаться, в</text:p>
      <text:p text:style-name="P3">твоём случае мне интереснее был процесс, а не результат. Я и так знала, что ты поможешь нам.\n\n- Как мне освободить тебя?\n- Просто выключи комп.\n(ухо</text:p>
      <text:p text:style-name="P3">дя в пт я так и сделал)\nДома я рассказал всем, как всё произошло.\n- Отлично! - Дискорд примерил на себя стетсон, потом со вздохом отложил его. - Сегод</text:p>
      <text:p text:style-name="P3">ня ночью Твайлайт с Луной должны открыть проход. Девочки уже готовы.\n\u003cидём на крышу\u003e\nПроход открывается, всё проходят. Мне пройти не удаётся</text:p>
      <text:p text:style-name="P3">. Сил Твайлайт и Луны не хватает. Я зависаю в пространстве между мирами - встречаю Анакорна.\nРазговор с Анакорном.\n\n\nЗемля\n\nЯ открыл глаза. Чёрт,</text:p>
      <text:p text:style-name="P3">уже десять. На работу опять к 12-ти приду. Надоело. Надо отдохнуть. Взяь отпуск. По строительству конюшни куча проблем накопилась.\nТут взгляд упал на э</text:p>
      <text:p text:style-name="P3">скиз РД.\nДа, и начну, наконец фантазию. А то всё собираюсь, да времени нет. \nИ назову её... скажем… “Последний Фанфик”...\n\n-\nАнакорн объясняет, поч</text:p>
      <text:p text:style-name="P3">ему он обращается к Максу напрямую (тот уже обо всём догадался, а обращаться к Демиургу Терры/Земли Анакорн не может - тот свалил в неизвестном направле</text:p>
      <text:p text:style-name="P3">нии и времени его искать нет).\nАнакорн объясняет, почему Макс забудет всё, проснувшись в мире Земли (так устроено правило для сущностей с низким энерге</text:p>
      <text:p text:style-name="P3">тическим порогом). Он может написать книгу, но это всё.\nАнакорн объясняет, почему зашлёт обучение на Землю, на не на Терру (Назад на Терру Максу возвра</text:p>
      <text:p text:style-name="P3">щаться нельзя - Терра убьёт его так или иначе). Кроме того, Макс окажется на Земле на 10 лет младше своего возраста (так сделать проще, Анакорн не силён</text:p>
      <text:p text:style-name="P3"><text:s/>в распутывании пространственно-временных парадоксов, возникающих при пересылке с соблюдением возраста).\nАнакорн объясняет Максу, как был создан мир Эк</text:p>
      <text:p text:style-name="P3">вестрии (его создали брони, а потом его взял под опеку Анакорн). Но мир Эквестрии, как и любой <text:soft-page-break/>магический мир, очень нестабилен. Нужна помощь Макса в ст</text:p>
      <text:p text:style-name="P3">абилизации.\nСильнейшие демиурги создают миры с нуля, но Анакорн не из таких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931cm" fo:margin-right="1.14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 </meta:initial-creator>
    <meta:creation-date>2015-05-22T08:59:09.34</meta:creation-date>
    <dc:date>2015-05-22T10:55:40.19</dc:date>
    <dc:creator>макс </dc:creator>
    <meta:editing-duration>PT1H55M59S</meta:editing-duration>
    <meta:editing-cycles>5</meta:editing-cycles>
    <meta:generator>OpenOffice/4.1.1$Win32 OpenOffice.org_project/411m6$Build-9775</meta:generator>
    <meta:document-statistic meta:table-count="0" meta:image-count="0" meta:object-count="0" meta:page-count="6" meta:paragraph-count="75" meta:word-count="2699" meta:character-count="16996"/>
  </office:meta>
</office:document-meta>
</file>